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435cm" fo:min-width="0.774cm"/>
    </style:style>
    <style:style style:name="gr2" style:family="graphic" style:parent-style-name="standard">
      <style:graphic-properties draw:stroke="none" draw:fill="solid" draw:fill-color="#00ff00" draw:textarea-horizontal-align="justify" draw:textarea-vertical-align="middle" draw:auto-grow-height="false" fo:min-height="0.435cm" fo:min-width="0.844cm"/>
    </style:style>
    <style:style style:name="gr3" style:family="graphic" style:parent-style-name="standard">
      <style:graphic-properties draw:stroke="none" draw:fill="solid" draw:fill-color="#ffff00" draw:textarea-horizontal-align="justify" draw:textarea-vertical-align="middle" draw:auto-grow-height="false" fo:min-height="0.435cm" fo:min-width="0.844cm"/>
    </style:style>
    <style:style style:name="gr4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0.435cm" fo:min-width="0.683cm"/>
    </style:style>
    <style:style style:name="gr5" style:family="graphic" style:parent-style-name="standard">
      <style:graphic-properties draw:stroke="none" draw:fill="none" fo:min-height="0.541cm"/>
      <style:paragraph-properties style:writing-mode="lr-tb"/>
    </style:style>
    <style:style style:name="gr6" style:family="graphic" style:parent-style-name="objectwithoutfill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draw:marker-start-width="0.28cm" draw:marker-end-width="0.28cm" draw:fill="none" draw:opacity="40%" draw:textarea-horizontal-align="justify" draw:textarea-vertical-align="middle" draw:auto-grow-height="false" fo:min-height="0.717cm" fo:min-width="2.245cm" fo:padding-top="0.15cm" fo:padding-bottom="0.15cm" fo:padding-left="0.275cm" fo:padding-right="0.275cm" draw:shadow-offset-x="0.203cm" draw:shadow-offset-y="0.203cm" draw:shadow-opacity="40%" style:writing-mode="lr-tb"/>
      <style:paragraph-properties style:writing-mode="lr-tb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1.278cm"/>
      <style:paragraph-properties style:writing-mode="lr-tb"/>
    </style:style>
    <style:style style:name="gr9" style:family="graphic" style:parent-style-name="objectwithoutfill">
      <style:graphic-properties draw:stroke="dash" draw:stroke-dash="Dashed_20__28_var_29_" svg:stroke-width="0.102cm" svg:stroke-color="#0000cc" draw:marker-start-width="0.352cm" draw:marker-end-width="0.352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435cm" fo:min-width="0.683cm"/>
    </style:style>
    <style:style style:name="gr11" style:family="graphic" style:parent-style-name="standard">
      <style:graphic-properties draw:stroke="none" draw:fill="solid" draw:fill-color="#ff0066" draw:textarea-horizontal-align="justify" draw:textarea-vertical-align="middle" draw:auto-grow-height="false" fo:min-height="0.435cm" fo:min-width="0.683cm"/>
    </style:style>
    <style:style style:name="gr12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136cm" fo:min-width="0cm"/>
    </style:style>
    <style:style style:name="gr15" style:family="graphic" style:parent-style-name="standard">
      <style:graphic-properties draw:stroke="none" draw:fill="solid" draw:fill-color="#00ff00" draw:textarea-horizontal-align="justify" draw:textarea-vertical-align="middle" draw:auto-grow-height="false" fo:min-height="0.136cm" fo:min-width="0cm"/>
    </style:style>
    <style:style style:name="gr16" style:family="graphic" style:parent-style-name="standard">
      <style:graphic-properties draw:stroke="none" draw:fill="solid" draw:fill-color="#ffff00" draw:textarea-horizontal-align="justify" draw:textarea-vertical-align="middle" draw:auto-grow-height="false" fo:min-height="0.136cm" fo:min-width="0cm"/>
    </style:style>
    <style:style style:name="gr17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0.136cm" fo:min-width="0cm"/>
    </style:style>
    <style:style style:name="gr18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136cm" fo:min-width="0cm"/>
    </style:style>
    <style:style style:name="gr19" style:family="graphic" style:parent-style-name="standard">
      <style:graphic-properties draw:stroke="none" draw:fill="solid" draw:fill-color="#ff0066" draw:textarea-horizontal-align="justify" draw:textarea-vertical-align="middle" draw:auto-grow-height="false" fo:min-height="0.136cm" fo:min-width="0cm"/>
    </style:style>
    <style:style style:name="gr20" style:family="graphic" style:parent-style-name="standard">
      <style:graphic-properties draw:stroke="solid" svg:stroke-width="0.1cm" draw:marker-start-width="0.35cm" draw:marker-end-width="0.35cm" draw:fill="solid" draw:fill-color="#ffffff" draw:textarea-horizontal-align="justify" draw:textarea-vertical-align="middle" draw:auto-grow-height="false" fo:min-height="0.335cm" fo:min-width="1.104cm" fo:padding-top="0.175cm" fo:padding-bottom="0.175cm" fo:padding-left="0.3cm" fo:padding-right="0.3cm" style:writing-mode="lr-tb"/>
      <style:paragraph-properties style:writing-mode="lr-tb"/>
    </style:style>
    <style:style style:name="gr21" style:family="graphic" style:parent-style-name="objectwithoutfill">
      <style:graphic-properties draw:stroke="dash" draw:stroke-dash="Fine_20_Dashed" svg:stroke-width="0.1cm" svg:stroke-color="#0000cc" draw:marker-start-width="0.35cm" draw:marker-end-width="0.3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dash" draw:stroke-dash="Fine_20_Dashed" svg:stroke-width="0.1cm" svg:stroke-color="#0000ff" draw:marker-start-width="0.35cm" draw:marker-end-width="0.35cm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508cm" fo:min-width="0cm"/>
    </style:style>
    <style:style style:name="gr24" style:family="graphic" style:parent-style-name="standard">
      <style:graphic-properties draw:stroke="none" draw:fill="solid" draw:fill-color="#00ff00" draw:textarea-horizontal-align="justify" draw:textarea-vertical-align="middle" draw:auto-grow-height="false" fo:min-height="0.508cm" fo:min-width="0cm"/>
    </style:style>
    <style:style style:name="gr25" style:family="graphic" style:parent-style-name="standard">
      <style:graphic-properties draw:stroke="none" draw:fill="solid" draw:fill-color="#ffff00" draw:textarea-horizontal-align="justify" draw:textarea-vertical-align="middle" draw:auto-grow-height="false" fo:min-height="0.508cm" fo:min-width="0cm"/>
    </style:style>
    <style:style style:name="gr26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0.508cm" fo:min-width="0cm"/>
    </style:style>
    <style:style style:name="gr27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508cm" fo:min-width="0cm"/>
    </style:style>
    <style:style style:name="gr28" style:family="graphic" style:parent-style-name="standard">
      <style:graphic-properties draw:stroke="none" draw:fill="solid" draw:fill-color="#ff0066" draw:textarea-horizontal-align="justify" draw:textarea-vertical-align="middle" draw:auto-grow-height="false" fo:min-height="0.508cm" fo:min-width="0cm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ff420e"/>
      <style:paragraph-properties fo:text-align="center"/>
    </style:style>
    <style:style style:name="P2" style:family="paragraph">
      <loext:graphic-properties draw:fill="solid" draw:fill-color="#00ff00"/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="solid" draw:fill-color="#0000ff"/>
      <style:paragraph-properties fo:text-align="center"/>
    </style:style>
    <style:style style:name="P5" style:family="paragraph">
      <loext:graphic-properties draw:fill="none"/>
      <style:text-properties style:font-name="Consolas1" fo:font-size="15pt" style:font-size-asian="15pt" style:font-size-complex="1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  <style:text-properties style:font-name="Consolas1" fo:font-size="14pt" style:font-size-asian="18pt" style:font-size-complex="18pt"/>
    </style:style>
    <style:style style:name="P8" style:family="paragraph">
      <loext:graphic-properties draw:fill="none" draw:opacity="40%"/>
      <style:paragraph-properties fo:text-align="center" style:writing-mode="lr-tb"/>
      <style:text-properties style:font-name="Consolas1" fo:font-size="14pt" style:font-size-asian="18pt" style:font-size-complex="18pt"/>
    </style:style>
    <style:style style:name="P9" style:family="paragraph">
      <loext:graphic-properties draw:fill="none" draw:fill-color="#ffffff"/>
      <style:text-properties style:font-name="Consolas1" fo:font-size="16.2999992370605pt"/>
    </style:style>
    <style:style style:name="P10" style:family="paragraph">
      <loext:graphic-properties draw:fill="solid" draw:fill-color="#999999"/>
      <style:paragraph-properties fo:text-align="center"/>
    </style:style>
    <style:style style:name="P11" style:family="paragraph">
      <loext:graphic-properties draw:fill="solid" draw:fill-color="#ff0066"/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style:font-name="Consolas1" fo:font-size="15pt" fo:font-style="italic" style:font-size-asian="15pt" style:font-style-asian="italic" style:font-size-complex="15pt" style:font-style-complex="italic"/>
    </style:style>
    <style:style style:name="T2" style:family="text">
      <style:text-properties style:font-name="Consolas1" fo:font-size="15pt" style:font-size-asian="15pt" style:font-size-complex="15pt"/>
    </style:style>
    <style:style style:name="T3" style:family="text">
      <style:text-properties style:font-name="Consolas1" fo:font-size="14pt" style:font-size-asian="18pt" style:font-size-complex="18pt"/>
    </style:style>
    <style:style style:name="T4" style:family="text">
      <style:text-properties style:font-name="Consolas1" fo:font-size="16.299999237060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348cm" svg:height="0.759cm" svg:x="4.789cm" svg:y="3.0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418cm" svg:height="0.759cm" svg:x="6.13cm" svg:y="3.0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418cm" svg:height="0.759cm" svg:x="7.542cm" svg:y="3.0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257cm" svg:height="0.759cm" svg:x="3.539cm" svg:y="3.0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1.778cm" svg:height="0.791cm" svg:x="5.355cm" svg:y="4.539cm">
          <draw:text-box>
            <text:p><text:span text:style-name="T1">Aj</text:span><text:span text:style-name="T1">i</text:span><text:span text:style-name="T2">I</text:span></text:p>
          </draw:text-box>
        </draw:frame>
        <draw:line draw:style-name="gr6" draw:text-style-name="P6" draw:layer="layout" svg:x1="6.121cm" svg:y1="4.193cm" svg:x2="6.121cm" svg:y2="3.839cm">
          <text:p/>
        </draw:line>
        <draw:custom-shape draw:style-name="gr7" draw:text-style-name="P8" draw:layer="layout" svg:width="2.794cm" svg:height="1.016cm" draw:transform="skewX (-0.00296705972839036) rotate (-0.000349065850398201) translate (4.834cm 1.19cm)">
          <text:p text:style-name="P7"><text:span text:style-name="T3">ATF1</text:span></text:p>
          <draw:enhanced-geometry svg:viewBox="0 0 21600 21600" draw:text-areas="0 0 21600 21600" draw:mirror-horizontal="false" draw:mirror-vertical="false" draw:type="chevron" draw:modifiers="20023.47048300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8" draw:text-style-name="P9" xml:id="id2" draw:id="id2" draw:layer="layout" svg:width="2.09cm" svg:height="0.899cm" svg:x="5.139cm" svg:y="5.563cm">
          <draw:text-box>
            <text:p><text:span text:style-name="T4">pYPKa</text:span></text:p>
          </draw:text-box>
        </draw:frame>
        <draw:connector draw:style-name="gr9" draw:text-style-name="P6" draw:layer="layout" draw:type="curve" svg:x1="2.288cm" svg:y1="3.383cm" svg:x2="5.139cm" svg:y2="6.012cm" draw:start-shape="id1" draw:start-glue-point="3" draw:end-shape="id2" draw:end-glue-point="3" svg:d="M2288 3383c-751 0-2177 2629 2851 2629" svg:viewBox="0 0 3628 2630">
          <text:p/>
        </draw:connector>
        <draw:connector draw:style-name="gr9" draw:text-style-name="P6" draw:layer="layout" draw:type="curve" svg:x1="10.211cm" svg:y1="3.383cm" svg:x2="7.229cm" svg:y2="6.012cm" draw:start-shape="id3" draw:start-glue-point="1" draw:end-shape="id2" draw:end-glue-point="1" svg:d="M10211 3383c750 0 2241 2629-2982 2629" svg:viewBox="0 0 3769 2630">
          <text:p/>
        </draw:connector>
        <draw:custom-shape draw:style-name="gr10" draw:text-style-name="P10" xml:id="id1" draw:id="id1" draw:layer="layout" svg:width="1.257cm" svg:height="0.759cm" svg:x="2.288cm" svg:y="3.0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xml:id="id3" draw:id="id3" draw:layer="layout" svg:width="1.257cm" svg:height="0.759cm" svg:x="8.954cm" svg:y="3.0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6" draw:layer="layout" svg:x1="5.06cm" svg:y1="2.337cm" svg:x2="6.107cm" svg:y2="2.969cm">
          <text:p/>
        </draw:line>
        <draw:line draw:style-name="gr12" draw:text-style-name="P6" draw:layer="layout" svg:x1="7.242cm" svg:y1="2.32cm" svg:x2="6.159cm" svg:y2="2.969cm">
          <text:p/>
        </draw:lin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4" draw:text-style-name="P1" draw:layer="layout" svg:width="0.25cm" svg:height="0.41cm" svg:x="2.173cm" svg:y="1.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0.25cm" svg:height="0.41cm" svg:x="5.109cm" svg:y="1.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0.25cm" svg:height="0.41cm" svg:x="4.753cm" svg:y="1.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draw:layer="layout" svg:width="0.25cm" svg:height="0.41cm" svg:x="1.865cm" svg:y="1.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draw:layer="layout" svg:width="0.25cm" svg:height="0.41cm" svg:x="1.557cm" svg:y="1.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draw:layer="layout" svg:width="0.25cm" svg:height="0.41cm" svg:x="4.443cm" svg:y="1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1.778cm" svg:height="0.759cm" svg:x="2.545cm" svg:y="1.193cm">
          <text:p text:style-name="P13">Gen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6" draw:layer="layout" svg:x1="1.557cm" svg:y1="2.498cm" svg:x2="5.367cm" svg:y2="2.498cm">
          <text:p/>
        </draw:line>
        <draw:ellipse draw:style-name="gr22" draw:text-style-name="P13" draw:layer="layout" svg:width="0.508cm" svg:height="0.762cm" draw:transform="rotate (2.99882472077666) translate (1.7cm 2.532cm)" draw:kind="arc" draw:start-angle="262.02" draw:end-angle="98.95">
          <text:p/>
        </draw:ellipse>
        <draw:ellipse draw:style-name="gr22" draw:text-style-name="P13" draw:layer="layout" svg:width="0.608cm" svg:height="0.733cm" draw:transform="skewX (-0.0422369678982628) rotate (2.9864328830875) translate (5.652cm 2.559cm)" draw:kind="arc" draw:start-angle="82.44" draw:end-angle="279.36">
          <text:p/>
        </draw:ellipse>
        <draw:custom-shape draw:style-name="gr23" draw:text-style-name="P1" draw:layer="layout" svg:width="0.25cm" svg:height="0.782cm" svg:x="2.174cm" svg:y="3.27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draw:layer="layout" svg:width="0.25cm" svg:height="0.782cm" svg:x="5.11cm" svg:y="3.27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" draw:layer="layout" svg:width="0.25cm" svg:height="0.782cm" svg:x="4.754cm" svg:y="3.27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0.25cm" svg:height="0.782cm" svg:x="1.866cm" svg:y="3.27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0" draw:layer="layout" svg:width="0.25cm" svg:height="0.782cm" svg:x="1.558cm" svg:y="3.27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1" draw:layer="layout" svg:width="0.25cm" svg:height="0.782cm" svg:x="4.444cm" svg:y="3.2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1.778cm" svg:height="0.759cm" svg:x="2.546cm" svg:y="3.292cm">
          <text:p text:style-name="P13">Gen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6" draw:layer="layout" svg:x1="1.558cm" svg:y1="4.597cm" svg:x2="5.368cm" svg:y2="4.597cm">
          <text:p/>
        </draw:line>
        <draw:ellipse draw:style-name="gr22" draw:text-style-name="P13" draw:layer="layout" svg:width="0.508cm" svg:height="0.762cm" draw:transform="rotate (2.99882472077666) translate (1.701cm 4.631cm)" draw:kind="arc" draw:start-angle="262.02" draw:end-angle="98.95">
          <text:p/>
        </draw:ellipse>
        <draw:ellipse draw:style-name="gr22" draw:text-style-name="P13" draw:layer="layout" svg:width="0.608cm" svg:height="0.733cm" draw:transform="skewX (-0.0422369678982628) rotate (2.9864328830875) translate (5.653cm 4.658cm)" draw:kind="arc" draw:start-angle="82.44" draw:end-angle="279.36">
          <text:p/>
        </draw:ellipse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2cm" draw:marker-start-center="false" draw:marker-end-width="0.2cm" draw:marker-end-center="false" draw:fill="solid" draw:fill-color="#ff95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9.900001525878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4.945cm" svg:height="3.175cm" svg:x="2.376cm" svg:y="1.749cm" presentation:class="title" presentation:placeholder="true">
        <draw:text-box/>
      </draw:frame>
      <draw:frame presentation:style-name="Default-outline1" draw:layer="backgroundobjects" svg:width="24.945cm" svg:height="11.03cm" svg:x="2.376cm" svg:y="5.441cm" presentation:class="outline" presentation:placeholder="true">
        <draw:text-box/>
      </draw:frame>
      <draw:frame presentation:style-name="Mpr1" draw:text-style-name="MP2" draw:layer="backgroundobjects" svg:width="6.457cm" svg:height="1.311cm" svg:x="2.376cm" svg:y="18.31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6cm" svg:height="1.311cm" svg:x="10.47cm" svg:y="18.31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7cm" svg:height="1.311cm" svg:x="20.864cm" svg:y="18.31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jorn </meta:initial-creator>
    <meta:creation-date>2013-06-07T11:37:07</meta:creation-date>
    <dc:date>2023-09-06T11:22:35.721060973</dc:date>
    <meta:editing-duration>PT8H47M29S</meta:editing-duration>
    <meta:editing-cycles>26</meta:editing-cycles>
    <meta:generator>LibreOffice/7.5.6.2$Linux_X86_64 LibreOffice_project/50$Build-2</meta:generator>
    <dc:creator>Reviewer Reviewer</dc:creator>
    <meta:document-statistic meta:object-count="59"/>
  </office:meta>
</office:document-meta>
</file>